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CTE 2 – RETOUR AUX ÉQUIPES</text:h>
      <text:h text:style-name="Heading_20_2" text:outline-level="2">“Le message caché”</text:h>
      <text:p text:style-name="Horizontal_20_Line"/>
      <text:h text:style-name="Heading_20_1" text:outline-level="1">📄 À DISTRIBUER IMMÉDIATEMENT</text:h>
      <text:h text:style-name="Heading_20_2" text:outline-level="2">Nouvelle feuille d’enquête</text:h>
      <text:p text:style-name="Text_20_body">Titre :</text:p>
      <text:p text:style-name="Text_20_body">🔎 ENQUÊTE – NIVEAU 2<text:line-break/>Sabotage du Prototype U-SON</text:p>
      <text:p text:style-name="Text_20_body">À imprimer :</text:p>
      <text:p text:style-name="Horizontal_20_Line"/>
      <text:p text:style-name="Text_20_body"><text:span text:style-name="Strong_20_Emphasis">QUI a saboté le module ?</text:span><text:line-break/>………………………………………………………………</text:p>
      <text:p text:style-name="Text_20_body"><text:span text:style-name="Strong_20_Emphasis">OÙ le sabotage a-t-il été réalisé ?</text:span><text:line-break/>………………………………………………………………</text:p>
      <text:p text:style-name="Text_20_body"><text:span text:style-name="Strong_20_Emphasis">COMMENT a-t-il été effectué ?</text:span><text:line-break/>………………………………………………………………</text:p>
      <text:p text:style-name="Horizontal_20_Line"/>
      <text:p text:style-name="Text_20_body">Tu annonces :</text:p>
      <text:p text:style-name="Quotations">“La première conclusion était fausse.</text:p>
      <text:p text:style-name="Quotations">Cette fois, vous devez trouver la vérité.”</text:p>
      <text:p text:style-name="Horizontal_20_Line"/>
      <text:h text:style-name="Heading_20_1" text:outline-level="1">👥 Séparation des équipes</text:h>
      <text:p text:style-name="Text_20_body">🔵 E1 → Chambre Isaac<text:line-break/>🟢 E2 → Atelier</text:p>
      <text:p text:style-name="Horizontal_20_Line"/>
      <text:h text:style-name="Heading_20_1" text:outline-level="1">🔵 ÉQUIPE 1 – CHAMBRE ISAAC</text:h>
      <text:h text:style-name="Heading_20_2" text:outline-level="2">Décodage complet</text:h>
      <text:p text:style-name="Horizontal_20_Line"/>
      <text:h text:style-name="Heading_20_3" text:outline-level="3"><text:soft-page-break/>🎬 Mise en scène</text:h>
      <text:list text:style-name="L1">
        <text:list-item>
          <text:p text:style-name="P1">R2D2 présent</text:p>
        </text:list-item>
        <text:list-item>
          <text:p text:style-name="P1">Message audio codé tourne toujours</text:p>
        </text:list-item>
        <text:list-item>
          <text:p text:style-name="P1">Table de décodage MORSE cachée derrière le droïde</text:p>
        </text:list-item>
      </text:list>
      <text:p text:style-name="Horizontal_20_Line"/>
      <text:h text:style-name="Heading_20_2" text:outline-level="2">📄 TABLE MORSE (à cacher)</text:h>
      <text:p text:style-name="Text_20_body">A4 simple :</text:p>
      <text:p text:style-name="Text_20_body">A • —<text:line-break/>B — • • •<text:line-break/>C — • — •<text:line-break/>…<text:line-break/>L • — • •<text:line-break/>E •<text:line-break/>F • • — •<text:line-break/>O — — —<text:line-break/>U • • —</text:p>
      <text:p text:style-name="Horizontal_20_Line"/>
      <text:h text:style-name="Heading_20_2" text:outline-level="2">🎯 Ce qu’ils doivent faire</text:h>
      <text:list text:style-name="L2">
        <text:list-item>
          <text:p text:style-name="P2">Trouver la table derrière le droïde</text:p>
        </text:list-item>
        <text:list-item>
          <text:p text:style-name="P2">Comprendre que le message audio correspond au morse</text:p>
        </text:list-item>
        <text:list-item>
          <text:p text:style-name="P2">Reconstituer :<text:line-break/>• — • •<text:line-break/>•<text:line-break/>• • — •<text:line-break/>— — —<text:line-break/>• • —</text:p>
        </text:list-item>
      </text:list>
      <text:p text:style-name="Text_20_body">👉 <text:span text:style-name="Strong_20_Emphasis">LEFOU</text:span></text:p>
      <text:p text:style-name="Horizontal_20_Line"/>
      <text:h text:style-name="Heading_20_2" text:outline-level="2">🎧 Message audio possible</text:h>
      <text:p text:style-name="Text_20_body">Bips correspondant à :</text:p>
      <text:p text:style-name="Text_20_body">L – E – F – O – U</text:p>
      <text:p text:style-name="Horizontal_20_Line"/>
      <text:h text:style-name="Heading_20_2" text:outline-level="2">⚡ Si trop rapide</text:h>
      <text:p text:style-name="Text_20_body">Tu dis :</text:p>
      <text:p text:style-name="Quotations"><text:soft-page-break/>“Il manque une confirmation visuelle.”</text:p>
      <text:p text:style-name="Text_20_body">Direction : Oscilloscope Salon<text:line-break/>→ Relevé graphique des impulsions (même code).</text:p>
      <text:p text:style-name="Horizontal_20_Line"/>
      <text:h text:style-name="Heading_20_1" text:outline-level="1">🟢 ÉQUIPE 2 – ATELIER</text:h>
      <text:h text:style-name="Heading_20_2" text:outline-level="2">Oscilloscope partiel</text:h>
      <text:p text:style-name="Horizontal_20_Line"/>
      <text:h text:style-name="Heading_20_3" text:outline-level="3">🎬 Mise en scène</text:h>
      <text:list text:style-name="L3">
        <text:list-item>
          <text:p text:style-name="P3">Oscilloscope affiche maintenant des impulsions</text:p>
        </text:list-item>
        <text:list-item>
          <text:p text:style-name="P3">Plus de sinusoïde</text:p>
        </text:list-item>
        <text:list-item>
          <text:p text:style-name="P3">Juste traits courts / longs</text:p>
        </text:list-item>
      </text:list>
      <text:p text:style-name="Horizontal_20_Line"/>
      <text:h text:style-name="Heading_20_2" text:outline-level="2">📄 FICHE À IMPRIMER</text:h>
      <text:p text:style-name="Text_20_body"><text:span text:style-name="Strong_20_Emphasis">RELEVÉ OSCILLOSCOPE</text:span></text:p>
      <text:p text:style-name="Text_20_body">Schéma simple :</text:p>
      <text:p text:style-name="Text_20_body">• — • • • • • — • — — — • • —</text:p>
      <text:p text:style-name="Text_20_body">Sous-titre :</text:p>
      <text:p text:style-name="Quotations">Signal détecté après instabilité.</text:p>
      <text:p text:style-name="Quotations">Il ne s’agit plus d’une onde.</text:p>
      <text:p text:style-name="Quotations">Il s’agit d’un message.</text:p>
      <text:p text:style-name="Horizontal_20_Line"/>
      <text:h text:style-name="Heading_20_2" text:outline-level="2">🎯 Ce qu’ils doivent comprendre</text:h>
      <text:list text:style-name="L4">
        <text:list-item>
          <text:p text:style-name="P4">Ce n’est plus une expérience</text:p>
        </text:list-item>
        <text:list-item>
          <text:p text:style-name="P4">C’est un code</text:p>
        </text:list-item>
        <text:list-item>
          <text:p text:style-name="P4">Il faut l’autre équipe pour décoder</text:p>
        </text:list-item>
      </text:list>
      <text:p text:style-name="Horizontal_20_Line"/>
      <text:h text:style-name="Heading_20_1" text:outline-level="1"><text:soft-page-break/>🏛️ RETOUR SALON – MISE EN COMMUN</text:h>
      <text:p text:style-name="Text_20_body">Les équipes partagent :</text:p>
      <text:p text:style-name="Text_20_body">E1 : table morse + audio<text:line-break/>E2 : code oscilloscope</text:p>
      <text:p text:style-name="Text_20_body">Ensemble :<text:line-break/>LEFOU</text:p>
      <text:p text:style-name="Horizontal_20_Line"/>
      <text:h text:style-name="Heading_20_1" text:outline-level="1">🎙️ Script MJ</text:h>
      <text:p text:style-name="Quotations">“LE FOU.”</text:p>
      <text:p text:style-name="Text_20_body">Pause.</text:p>
      <text:p text:style-name="Quotations">“Qui est le fou ?”</text:p>
      <text:p text:style-name="Text_20_body">Un enfant dira sûrement : Volt.</text:p>
      <text:p text:style-name="Text_20_body">Tu laisses réfléchir.</text:p>
      <text:p text:style-name="Text_20_body">Puis tu rappelles :</text:p>
      <text:p text:style-name="Quotations">“Le fou n’est pas celui qu’on croit.”</text:p>
      <text:p text:style-name="Text_20_body">Silence.</text:p>
      <text:p text:style-name="Horizontal_20_Line"/>
      <text:h text:style-name="Heading_20_1" text:outline-level="1">🧠 Déduction logique</text:h>
      <text:p text:style-name="Text_20_body">Tu poses :</text:p>
      <text:p text:style-name="Quotations">“Qui est maître des résonances ?”</text:p>
      <text:p text:style-name="Text_20_body">Réponse attendue : <text:span text:style-name="Strong_20_Emphasis">Professeur Électron</text:span></text:p>
      <text:p text:style-name="Horizontal_20_Line"/>
      <text:h text:style-name="Heading_20_1" text:outline-level="1">🎯 Réponses attendues sur la feuille</text:h>
      <text:p text:style-name="Text_20_body">QUI : Professeur Électron<text:line-break/>OÙ : Salle de Résonance<text:line-break/>COMMENT : Modification interne du module pour créer une instabilité volontaire</text:p>
      <text:p text:style-name="Horizontal_20_Line"/>
      <text:h text:style-name="Heading_20_1" text:outline-level="1"><text:soft-page-break/>📞 HOT-LINE – Confirmation finale</text:h>
      <text:p text:style-name="Quotations">“Analyse complète validée.”</text:p>
      <text:p text:style-name="Quotations">“Coupable confirmé : Professeur Électron.”</text:p>
      <text:p text:style-name="Quotations">“Sabotage volontaire du module de résonance.”</text:p>
      <text:p text:style-name="Quotations">“Fin de transmission.”</text:p>
      <text:p text:style-name="Horizontal_20_Line"/>
      <text:h text:style-name="Heading_20_1" text:outline-level="1">🔒 Pourquoi cette structure est solide</text:h>
      <text:p text:style-name="Text_20_body">✔ Les deux équipes sont nécessaires<text:line-break/>✔ Code partagé = coopération obligatoire<text:line-break/>✔ LEFOU = fausse piste dirigée<text:line-break/>✔ “Le fou n’est pas celui qu’on croit” renverse l’interprétation<text:line-break/>✔ Convergence unique vers Électron<text:line-break/>✔ Aucun autre suspect ne correspond au profil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14:21:36.169183000</meta:creation-date>
    <dc:date>2026-02-11T14:21:53.071929000</dc:date>
    <meta:editing-duration>PT17S</meta:editing-duration>
    <meta:editing-cycles>1</meta:editing-cycles>
    <meta:document-statistic meta:table-count="0" meta:image-count="0" meta:object-count="0" meta:page-count="5" meta:paragraph-count="80" meta:word-count="457" meta:character-count="2537" meta:non-whitespace-character-count="2140"/>
    <meta:generator>LibreOffice/25.8.4.2$MacOSX_X86_64 LibreOffice_project/290daaa01b999472f0c7a3890eb6a550fd74c6df</meta:generator>
  </office:meta>
</office:document-meta>
</file>